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b29a" officeooo:paragraph-rsid="000bb29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9137" officeooo:paragraph-rsid="0010913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bb29a" officeooo:paragraph-rsid="000bb29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b29a" officeooo:paragraph-rsid="000bb29a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bb29a" officeooo:paragraph-rsid="000bb29a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b29a" officeooo:paragraph-rsid="000e2eb7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6174" officeooo:paragraph-rsid="000c6174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2eb7" officeooo:paragraph-rsid="000e2eb7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09137" officeooo:paragraph-rsid="001184ee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109137" officeooo:paragraph-rsid="001184ee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109137" officeooo:paragraph-rsid="0012f93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84ee" officeooo:paragraph-rsid="001184ee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1184ee" officeooo:paragraph-rsid="0012f93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2f937" officeooo:paragraph-rsid="0012f937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12f937" officeooo:paragraph-rsid="0012f937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normal" officeooo:rsid="0012f937" officeooo:paragraph-rsid="0012f93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b585" officeooo:paragraph-rsid="0013b585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13b585" officeooo:paragraph-rsid="0013b585" style:font-size-asian="11.3500003814697pt" style:font-weight-asian="normal" style:font-size-complex="13pt" style:font-weight-complex="normal"/>
    </style:style>
    <style:style style:name="T1" style:family="text">
      <style:text-properties officeooo:rsid="000c6174"/>
    </style:style>
    <style:style style:name="T2" style:family="text">
      <style:text-properties officeooo:rsid="000ce278"/>
    </style:style>
    <style:style style:name="T3" style:family="text">
      <style:text-properties officeooo:rsid="000eff04"/>
    </style:style>
    <style:style style:name="T4" style:family="text">
      <style:text-properties officeooo:rsid="00109137"/>
    </style:style>
    <style:style style:name="T5" style:family="text">
      <style:text-properties officeooo:rsid="00116a19"/>
    </style:style>
    <style:style style:name="T6" style:family="text">
      <style:text-properties officeooo:rsid="001184ee"/>
    </style:style>
    <style:style style:name="T7" style:family="text">
      <style:text-properties officeooo:rsid="0013b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YRIM PROJECT</text:p>
      <text:p text:style-name="P2">Office du Tourisme Numérique</text:p>
      <text:p text:style-name="P1"/>
      <text:p text:style-name="P3"/>
      <text:p text:style-name="P4">Le project que je compte présenter se compose de 2 modules différents :</text:p>
      <text:p text:style-name="P4"/>
      <text:list xml:id="list8199675413003607817" text:style-name="L1">
        <text:list-item>
          <text:p text:style-name="P5">Un site WEB : « Skyrim Voyage et Découverte »</text:p>
        </text:list-item>
        <text:list-item>
          <text:p text:style-name="P5">Une application mobile <text:span text:style-name="T7">de partage de photos et tchat « Skyrim's App »</text:span></text:p>
        </text:list-item>
      </text:list>
      <text:p text:style-name="P4"/>
      <text:p text:style-name="P4"/>
      <text:p text:style-name="P4"><text:s/>Skyrim « Voyage et découverte » est un site d'office du tourisme, qui se veut le plus profes<text:span text:style-name="T4">s</text:span>ionnel et réaliste possible, avec une architecture inspiré de nombreux sites réel que j'ai consulté, <text:span text:style-name="T1">des photos et video de qualité pour agrémenter les pages, et du contenus dense et bien documenté.</text:span></text:p>
      <text:p text:style-name="P7">La particuliarite de mon site est qu'il doit proposer et vendre des séjours <text:span text:style-name="T2">touristiques.. d'une contrée virtuelle, en l'occurence Le Monde de Skyrim, basé sur un jeu de rôle video de BETHESDA.</text:span></text:p>
      <text:p text:style-name="P8">Cette contrée virtuelle ne sert que de trame narative a mon site pour pouvoir organiser le contenus et l'architecture des pages, et ne doit absolument pas refleter le coté ludique du <text:span text:style-name="T4">jeu.</text:span></text:p>
      <text:p text:style-name="P8">Ce site doit pouvoir representer un maximum de compétences utilisé dans le web, <text:span text:style-name="T4">mais</text:span> êtres suffisament souple pour pouvoir s'adapter <text:span text:style-name="T3">à</text:span> n' importe quelle type de demande <text:span text:style-name="T4">de futur clients potentiels.</text:span></text:p>
      <text:p text:style-name="P8"/>
      <text:p text:style-name="P9">Il reprend les codes généraux de la pluspart des site de ce type digne de ce nom :</text:p>
      <text:p text:style-name="P9"/>
      <text:list xml:id="list4721357690314561098" text:style-name="L2">
        <text:list-item>
          <text:p text:style-name="P10"><text:span text:style-name="T6">Une page d'acceuil fluide et aéréé</text:span></text:p>
        </text:list-item>
        <text:list-item>
          <text:p text:style-name="P10"><text:span text:style-name="T6">Des pages de présentations des lieux principaux à visiter</text:span></text:p>
        </text:list-item>
        <text:list-item>
          <text:p text:style-name="P11"><text:span text:style-name="T5">Description des circuit de randonnée et visite guidée, </text:span></text:p>
        </text:list-item>
        <text:list-item>
          <text:p text:style-name="P13">Liste des ébergements et restaurant en vue</text:p>
        </text:list-item>
        <text:list-item>
          <text:p text:style-name="P10"><text:span text:style-name="T6">Des news-letter pour l'evenementiel</text:span></text:p>
        </text:list-item>
        <text:list-item>
          <text:p text:style-name="P15">Blog de partage des avis, avec formulaire d'inscription obligatoire et securisé</text:p>
        </text:list-item>
      </text:list>
      <text:p text:style-name="P14"/>
      <text:p text:style-name="P14">La partie technique de maintenance et modification seras proposée sous forme de forfait horaire compris dans le prix de production au futur proprietaire du site.</text:p>
      <text:p text:style-name="P14"/>
      <text:p text:style-name="P14">Les différents langages utilises pour la conception sont :</text:p>
      <text:p text:style-name="P14"/>
      <text:list xml:id="list6039565541344664136" text:style-name="L3">
        <text:list-item>
          <text:p text:style-name="P16">HTML/CSS : pour la mise en page graphique du site</text:p>
        </text:list-item>
        <text:list-item>
          <text:p text:style-name="P16">JavaScript/PHP : pour les fonctionnalités du scipt</text:p>
        </text:list-item>
        <text:list-item>
          <text:p text:style-name="P16">MySQL : pour les bases de <text:span text:style-name="T7">données</text:span></text:p>
        </text:list-item>
      </text:list>
      <text:p text:style-name="P12"/>
      <text:p text:style-name="P12"/>
      <text:p text:style-name="P8"/>
      <text:p text:style-name="P8"/>
      <text:p text:style-name="P4"/>
      <text:p text:style-name="P4"><text:soft-page-break/></text:p>
      <text:p text:style-name="P17">L'application Mobile « Skyrim's App » permetra de mètre en commun des ressources de photos et commentaires directement depuis sont portable avec sa famille et ses amis( si tant est qu'on en ais..)</text:p>
      <text:p text:style-name="P17"/>
      <text:p text:style-name="P17">Je compte réaliser cette application avec le logiciel de devellopement Intel XDK, permetant de produire un code unique pouvant etres porter sur sur les différentes plateforme de mobile :</text:p>
      <text:p text:style-name="P17"/>
      <text:list xml:id="list1120388320771719911" text:style-name="L4">
        <text:list-item>
          <text:p text:style-name="P18">Android</text:p>
        </text:list-item>
        <text:list-item>
          <text:p text:style-name="P18">iOSX</text:p>
        </text:list-item>
        <text:list-item>
          <text:p text:style-name="P18">Windows</text:p>
          <text:p text:style-name="P18"/>
        </text:list-item>
      </text:list>
      <text:p text:style-name="P17">Les ressources produites par les client serons stocker dans une banque de donée qui seras ensuite consultable par l'intermediaire d'une API .</text:p>
      <text:p text:style-name="P17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83 </meta:initial-creator>
    <meta:creation-date>2017-01-20T09:02:12.642354090</meta:creation-date>
    <dc:date>2017-01-20T12:23:02.989128737</dc:date>
    <dc:creator>Mode83 </dc:creator>
    <meta:editing-duration>PT2M4S</meta:editing-duration>
    <meta:editing-cycles>1</meta:editing-cycles>
    <meta:document-statistic meta:table-count="0" meta:image-count="0" meta:object-count="0" meta:page-count="2" meta:paragraph-count="28" meta:word-count="409" meta:character-count="2387" meta:non-whitespace-character-count="2018"/>
    <meta:generator>LibreOffice/5.0.3.2$Linux_X86_64 LibreOffice_project/00m0$Build-2</meta:generator>
  </office:meta>
</office:document-meta>
</file>